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
      <text:p text:style-name="P1">•</text:p>
      <text:p text:style-name="P1">Node 0: Hello, World</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left unfinished there. Maybe, after sitting in front of it all night long, her backpack had done it for her. An essay, was it?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Node 1: “I’m fine, and you?”</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 I’ll stay here a little longer, go ahead if you want.”</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os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text:span text:style-name="T1">you know, I’ve been empty inside since long before you stole my heart. But, if you’re fine with that, then I want you to keep it, and in exchange, I want to treasure yours.</text:span></text:p>
      <text:p text:style-name="Normal"/>
      <text:p text:style-name="P1">•••</text:p>
      <text:p text:style-name="P1">Node 2: One small connectio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P1">Node 3: Freshly baked croissant</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be late for school,”</text:p>
      <text:p text:style-name="Normal">And leisurely got ready to go.</text:p>
      <text:p text:style-name="Normal">Before she opened the front door to leave, she took a deep breath. Whatever the world was going to throw at her today, she wanted to be ready for it. <text:span text:style-name="T1">I’ll take extra good care of you, </text:span>she repeated to herself, <text:span text:style-name="T1">no matter what.</text:span> Such was her resolve as she stepped outside.</text:p>
      <text:p text:style-name="Normal">“...”</text:p>
      <text:p text:style-name="Normal">Then she stepped right back in. But who could blame her? She did just get an incredible idea, after all, and making it real required all the coins she’d left on her desk, <text:span text:style-name="T1">just to be safe. </text:span>And lo, hands in her pockets and pleased with herself, she hummed her way to the bus stop.</text:p>
      <text:p text:style-name="Normal">That was the plan anyway. It really was a shame that plans never seemed to survive contact with the enemy, which in her case happened to be reality. She had to stop dead in her tracks, when she saw you at the bus stop.</text:p>
      <text:p text:style-name="Normal"><text:span text:style-name="T1">Eh?! Why are you...?</text:span></text:p>
      <text:p text:style-name="Normal">Well, all things considered, maybe she shouldn’t be <text:span text:style-name="T1">this</text:span> surprised. The best delusions were those that just might come true, that was something she’d subconsciously understood, and one of her favourites scenarios to imagine was going to school with you. <text:span text:style-name="T1">Oh, yeah, I’d almost forgotten, </text:span>the two of you did use to commute together, before she started living in her own personal time zone. <text:span text:style-name="T1">That was how we first met, wasn’t it? </text:span>Back then, she didn’t really care about you. In fact, she used to think you were annoying. <text:span text:style-name="T1">Right... </text:span>You were the most talkative person she’d ever met, so much so that every time she got off the bus her head would be spinning so badly it was a miracle she’d never started flying like a helicopter. <text:span text:style-name="T1">I had to spend entire afternoons in bed because of those headaches... But even so, </text:span>even then, she was glad to have you, she was glad to have someone to talk to. <text:span text:style-name="T1">You were still annoying though.</text:span></text:p>
      <text:p text:style-name="Normal">And as those memories resurfaced, as they quietly invaded her mind, she felt a little more at ease. <text:span text:style-name="T1">Are you still the same as back then? </text:span>Probably. If anyone had changed, it was her. Just like that, for some reason, walking up to you didn’t feel so daunting anymore. <text:span text:style-name="T1">You know, you should be in class at this hour. How irresponsible of you.</text:span></text:p>
      <text:p text:style-name="Normal">By the looks of it, you’ve had the bus stop all to yourself: you had your backpack by your side, an open book in your hands, and a dreamy look in your eyes. Whatever you were reading, whichever world you were in, you were lost in it. So much so that you didn’t notice her approach at all. On one hand, that made her pout. On the other, it allowed her to sit down right next to you without asking.</text:p>
      <text:p text:style-name="Normal">“What are you reading?”</text:p>
      <text:p text:style-name="Normal">Part of her wanted to surprise you by saying that so close to your ear, and seeing you raise your head like a mole in whac-a-mole games did the trick.</text:p>
      <text:p text:style-name="Normal">“Yo!” She made a peace sign with her fingers.</text:p>
      <text:p text:style-name="Normal">Your startled face quickly gave way to an annoyed expression, “you did that on purpose didn’t you?”</text:p>
      <text:p text:style-name="Normal">“Yup!”</text:p>
      <text:p text:style-name="Normal">Her forwardness stunned you some more, and in the end you could only sigh in resignation.</text:p>
      <text:p text:style-name="Normal">“Whatever... Good morning to you to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Really!? </text:span>♡⸜(˶˃ ᵕ ˂˶)⸝♡</text:p>
      <text:p text:style-name="Normal"/>
      <text:p text:style-name="Normal"><text:span text:style-name="T1">Hmph! </text:span>(¬`‸´¬)</text:p>
      <text:p text:style-name="Normal"/>
      <text:p text:style-name="Normal"/>
      <text:p text:style-name="Normal"/>
      <text:p text:style-name="Normal"/>
      <text:p text:style-name="Normal"/>
      <text:p text:style-name="Normal"/>
      <text:p text:style-name="Normal">“Do you remember how we first met? It was here, wasn’t it?”</text:p>
      <text:p text:style-name="Normal">「今死んだら後悔しか残ってないさぁ。」</text:p>
      <text:p text:style-name="Normal">“It’s no big deal, really. It’s just a matter of life and death. I’m debating whether my life is worth living or not. In the grand scheme of things, it’s pretty meaningless.”</text:p>
      <text:p text:style-name="Normal">“Wanna drink a cup of coffee? The school isn’t going anywhere. Although, it would be fun if it did.”</text:p>
      <text:p text:style-name="Normal"/>
      <text:p text:style-name="Normal"/>
      <text:p text:style-name="Normal"/>
      <text:p text:style-name="Normal"/>
      <text:p text:style-name="Normal">I want to take a bite out of your heart, maybe that way I’ll understand it mor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